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46cm" fo:min-width="0.008cm"/>
    </style:style>
    <style:style style:name="gr5" style:family="graphic" style:parent-style-name="objectwithoutfill">
      <style:graphic-properties draw:stroke="dash" draw:stroke-dash="Ultrafine_20_Dashed" svg:stroke-width="0cm" svg:stroke-color="#808080" draw:marker-start="Arrow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0.762cm" svg:height="0.762cm" svg:x="6.55cm" svg:y="2.79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762cm" svg:height="0.762cm" svg:x="8.15cm" svg:y="1.49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762cm" svg:height="0.762cm" svg:x="8.15cm" svg:y="4.09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762cm" svg:height="0.762cm" svg:x="9.75cm" svg:y="2.79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201cm" svg:y1="2.905cm" svg:x2="8.261cm" svg:y2="2.145cm" draw:start-shape="id1" draw:start-glue-point="11" draw:end-shape="id2" draw:end-glue-point="7" svg:d="m7201 2905 1060-760">
          <text:p/>
        </draw:connector>
        <draw:connector draw:style-name="gr2" draw:text-style-name="P1" draw:layer="layout" draw:type="line" svg:x1="7.201cm" svg:y1="3.445cm" svg:x2="8.261cm" svg:y2="4.205cm" draw:start-shape="id1" draw:start-glue-point="9" draw:end-shape="id3" draw:end-glue-point="5" svg:d="m7201 3445 1060 760">
          <text:p/>
        </draw:connector>
        <draw:connector draw:style-name="gr2" draw:text-style-name="P1" draw:layer="layout" draw:type="line" svg:x1="8.912cm" svg:y1="1.875cm" svg:x2="9.861cm" svg:y2="2.905cm" draw:start-shape="id2" draw:start-glue-point="10" draw:end-shape="id4" draw:end-glue-point="5" svg:d="m8912 1875 949 1030">
          <text:p/>
        </draw:connector>
        <draw:connector draw:style-name="gr2" draw:text-style-name="P1" draw:layer="layout" draw:type="line" svg:x1="8.801cm" svg:y1="4.205cm" svg:x2="9.861cm" svg:y2="3.445cm" draw:start-shape="id3" draw:start-glue-point="11" draw:end-shape="id4" draw:end-glue-point="7" svg:d="m8801 4205 1060-760">
          <text:p/>
        </draw:connector>
        <draw:custom-shape draw:style-name="gr1" draw:text-style-name="P1" xml:id="id5" draw:id="id5" draw:layer="layout" svg:width="0.762cm" svg:height="0.762cm" svg:x="11.45cm" svg:y="2.79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762cm" svg:height="0.762cm" svg:x="13.05cm" svg:y="1.49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762cm" svg:height="0.762cm" svg:x="13.05cm" svg:y="4.09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762cm" svg:height="0.762cm" svg:x="14.65cm" svg:y="2.79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101cm" svg:y1="2.905cm" svg:x2="13.161cm" svg:y2="2.145cm" draw:start-shape="id5" draw:start-glue-point="11" draw:end-shape="id6" draw:end-glue-point="7" svg:d="m12101 2905 1060-760">
          <text:p/>
        </draw:connector>
        <draw:connector draw:style-name="gr2" draw:text-style-name="P1" draw:layer="layout" draw:type="line" svg:x1="12.101cm" svg:y1="3.445cm" svg:x2="13.161cm" svg:y2="4.205cm" draw:start-shape="id5" draw:start-glue-point="9" draw:end-shape="id7" draw:end-glue-point="5" svg:d="m12101 3445 1060 760">
          <text:p/>
        </draw:connector>
        <draw:connector draw:style-name="gr2" draw:text-style-name="P1" draw:layer="layout" draw:type="line" svg:x1="13.812cm" svg:y1="1.875cm" svg:x2="14.761cm" svg:y2="2.905cm" draw:start-shape="id6" draw:start-glue-point="10" draw:end-shape="id8" draw:end-glue-point="5" svg:d="m13812 1875 949 1030">
          <text:p/>
        </draw:connector>
        <draw:connector draw:style-name="gr2" draw:text-style-name="P1" draw:layer="layout" draw:type="line" svg:x1="13.701cm" svg:y1="4.205cm" svg:x2="14.761cm" svg:y2="3.445cm" draw:start-shape="id7" draw:start-glue-point="11" draw:end-shape="id8" draw:end-glue-point="7" svg:d="m13701 4205 1060-760">
          <text:p/>
        </draw:connector>
        <draw:custom-shape draw:style-name="gr3" draw:text-style-name="P1" xml:id="id9" draw:id="id9" draw:layer="layout" svg:width="0.762cm" svg:height="0.762cm" svg:x="16.35cm" svg:y="2.79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762cm" svg:height="0.762cm" svg:x="17.95cm" svg:y="1.49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762cm" svg:height="0.762cm" svg:x="17.95cm" svg:y="4.09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0.762cm" svg:height="0.762cm" svg:x="19.55cm" svg:y="2.79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001cm" svg:y1="2.905cm" svg:x2="18.061cm" svg:y2="2.145cm" draw:start-shape="id9" draw:start-glue-point="11" draw:end-shape="id10" draw:end-glue-point="7" svg:d="m17001 2905 1060-760">
          <text:p/>
        </draw:connector>
        <draw:connector draw:style-name="gr2" draw:text-style-name="P1" draw:layer="layout" draw:type="line" svg:x1="17.001cm" svg:y1="3.445cm" svg:x2="18.061cm" svg:y2="4.205cm" draw:start-shape="id9" draw:start-glue-point="9" draw:end-shape="id11" draw:end-glue-point="5" svg:d="m17001 3445 1060 760">
          <text:p/>
        </draw:connector>
        <draw:connector draw:style-name="gr2" draw:text-style-name="P1" draw:layer="layout" draw:type="line" svg:x1="18.712cm" svg:y1="1.875cm" svg:x2="19.661cm" svg:y2="2.905cm" draw:start-shape="id10" draw:start-glue-point="10" draw:end-shape="id12" draw:end-glue-point="5" svg:d="m18712 1875 949 1030">
          <text:p/>
        </draw:connector>
        <draw:connector draw:style-name="gr2" draw:text-style-name="P1" draw:layer="layout" draw:type="line" svg:x1="18.601cm" svg:y1="4.205cm" svg:x2="19.661cm" svg:y2="3.445cm" draw:start-shape="id11" draw:start-glue-point="11" draw:end-shape="id12" draw:end-glue-point="7" svg:d="m18601 4205 1060-760">
          <text:p/>
        </draw:connector>
        <draw:frame draw:style-name="gr4" draw:text-style-name="P2" draw:layer="layout" svg:width="0.853cm" svg:height="0.962cm" svg:x="5.688cm" svg:y="0.716cm">
          <draw:text-box>
            <text:p><text:span text:style-name="T1">a</text:span></text:p>
          </draw:text-box>
        </draw:frame>
        <draw:frame draw:style-name="gr4" draw:text-style-name="P2" draw:layer="layout" svg:width="0.853cm" svg:height="6.296cm" svg:x="11.089cm" svg:y="0.716cm">
          <draw:text-box>
            <text:p><text:span text:style-name="T1">b</text:span></text:p>
          </draw:text-box>
        </draw:frame>
        <draw:frame draw:style-name="gr4" draw:text-style-name="P2" draw:layer="layout" svg:width="0.853cm" svg:height="6.296cm" svg:x="15.889cm" svg:y="0.716cm">
          <draw:text-box>
            <text:p><text:span text:style-name="T1">c</text:span></text:p>
          </draw:text-box>
        </draw:frame>
        <draw:connector draw:style-name="gr5" draw:text-style-name="P1" draw:layer="layout" draw:type="line" svg:x1="18.996cm" svg:y1="2.443cm" svg:x2="18.996cm" svg:y2="3.81cm" svg:d="m18996 2443v1367">
          <text:p/>
        </draw:connector>
        <draw:custom-shape draw:style-name="gr1" draw:text-style-name="P1" xml:id="id13" draw:id="id13" draw:layer="layout" svg:width="0.762cm" svg:height="0.762cm" svg:x="8.15cm" svg:y="6.39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762cm" svg:height="0.762cm" svg:x="10.25cm" svg:y="6.39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762cm" svg:height="0.762cm" svg:x="12.45cm" svg:y="6.394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0.762cm" svg:height="0.762cm" svg:x="11.45cm" svg:y="8.394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762cm" svg:height="0.762cm" svg:x="9.25cm" svg:y="8.39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801cm" svg:y1="7.045cm" svg:x2="9.361cm" svg:y2="8.505cm" draw:start-shape="id13" draw:start-glue-point="9" draw:end-shape="id14" draw:end-glue-point="5" svg:d="m8801 7045 560 1460">
          <text:p/>
        </draw:connector>
        <draw:connector draw:style-name="gr2" draw:text-style-name="P1" draw:layer="layout" draw:type="line" svg:x1="10.361cm" svg:y1="7.045cm" svg:x2="9.901cm" svg:y2="8.505cm" draw:start-shape="id15" draw:start-glue-point="7" draw:end-shape="id14" draw:end-glue-point="11" svg:d="m10361 7045-460 1460">
          <text:p/>
        </draw:connector>
        <draw:connector draw:style-name="gr2" draw:text-style-name="P1" draw:layer="layout" draw:type="line" svg:x1="10.901cm" svg:y1="7.045cm" svg:x2="11.561cm" svg:y2="8.505cm" draw:start-shape="id15" draw:start-glue-point="9" draw:end-shape="id16" draw:end-glue-point="5" svg:d="m10901 7045 660 1460">
          <text:p/>
        </draw:connector>
        <draw:connector draw:style-name="gr2" draw:text-style-name="P1" draw:layer="layout" draw:type="line" svg:x1="12.561cm" svg:y1="7.045cm" svg:x2="12.101cm" svg:y2="8.505cm" draw:start-shape="id17" draw:start-glue-point="7" draw:end-shape="id16" draw:end-glue-point="11" svg:d="m12561 7045-460 1460">
          <text:p/>
        </draw:connector>
        <draw:custom-shape draw:style-name="gr1" draw:text-style-name="P1" xml:id="id18" draw:id="id18" draw:layer="layout" svg:width="0.762cm" svg:height="0.762cm" svg:x="5.55cm" svg:y="10.194cm">
          <text:p text:style-name="P1">B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762cm" svg:height="0.762cm" svg:x="8.75cm" svg:y="10.194cm">
          <text:p text:style-name="P1">M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0.762cm" svg:height="0.762cm" svg:x="12.05cm" svg:y="10.194cm">
          <text:p text:style-name="P1">O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762cm" svg:height="0.762cm" svg:x="14.05cm" svg:y="12.094cm">
          <text:p text:style-name="P1">L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0.762cm" svg:height="0.762cm" svg:x="10.55cm" svg:y="12.094cm">
          <text:p text:style-name="P1">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762cm" svg:height="0.762cm" svg:x="7.15cm" svg:y="12.094cm">
          <text:p text:style-name="P1">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762cm" svg:height="0.762cm" svg:x="3.75cm" svg:y="12.094cm">
          <text:p text:style-name="P1">S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61cm" svg:y1="10.845cm" svg:x2="4.401cm" svg:y2="12.205cm" draw:start-shape="id18" draw:start-glue-point="7" draw:end-shape="id19" draw:end-glue-point="11" svg:d="m5661 10845-1260 1360">
          <text:p/>
        </draw:connector>
        <draw:connector draw:style-name="gr2" draw:text-style-name="P1" draw:layer="layout" draw:type="line" svg:x1="6.201cm" svg:y1="10.845cm" svg:x2="7.261cm" svg:y2="12.205cm" draw:start-shape="id18" draw:start-glue-point="9" draw:end-shape="id20" draw:end-glue-point="5" svg:d="m6201 10845 1060 1360">
          <text:p/>
        </draw:connector>
        <draw:connector draw:style-name="gr2" draw:text-style-name="P1" draw:layer="layout" draw:type="line" svg:x1="6.201cm" svg:y1="10.845cm" svg:x2="10.55cm" svg:y2="12.475cm" draw:start-shape="id18" draw:start-glue-point="9" draw:end-shape="id21" draw:end-glue-point="6" svg:d="m6201 10845 4349 1630">
          <text:p/>
        </draw:connector>
        <draw:connector draw:style-name="gr2" draw:text-style-name="P1" draw:layer="layout" draw:type="line" svg:x1="8.861cm" svg:y1="10.845cm" svg:x2="7.801cm" svg:y2="12.205cm" draw:start-shape="id22" draw:start-glue-point="7" draw:end-shape="id20" draw:end-glue-point="11" svg:d="m8861 10845-1060 1360">
          <text:p/>
        </draw:connector>
        <draw:connector draw:style-name="gr2" draw:text-style-name="P1" draw:layer="layout" draw:type="line" svg:x1="12.161cm" svg:y1="10.845cm" svg:x2="11.201cm" svg:y2="12.205cm" draw:start-shape="id23" draw:start-glue-point="7" draw:end-shape="id21" draw:end-glue-point="11" svg:d="m12161 10845-960 1360">
          <text:p/>
        </draw:connector>
        <draw:connector draw:style-name="gr2" draw:text-style-name="P1" draw:layer="layout" draw:type="line" svg:x1="12.701cm" svg:y1="10.845cm" svg:x2="14.161cm" svg:y2="12.205cm" draw:start-shape="id23" draw:start-glue-point="9" draw:end-shape="id24" draw:end-glue-point="5" svg:d="m12701 10845 1460 1360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</meta:initial-creator>
    <meta:creation-date>2011-09-18T22:59:58</meta:creation-date>
    <meta:editing-duration>PT9H38M23S</meta:editing-duration>
    <meta:editing-cycles>7</meta:editing-cycles>
    <dc:date>2011-09-19T08:38:18</dc:date>
    <dc:creator>Mike </dc:creator>
    <meta:generator>LibreOffice/3.4$Unix LibreOffice_project/340m1$Build-302</meta:generator>
    <meta:document-statistic meta:object-count="73"/>
  </office:meta>
</office:document-meta>
</file>